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e382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language="zxx" fo:country="none" fo:font-style="normal" style:text-underline-style="none" fo:font-weight="normal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language="zxx" fo:country="none" fo:font-style="normal" style:text-underline-style="none" fo:font-weight="normal" fo:background-color="transparen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Transact-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language="zxx" fo:country="none" fo:font-style="normal" style:text-underline-style="none" fo:font-weight="normal" fo:background-color="transparent"/>
    </style:style>
    <style:style style:name="P7" style:family="paragraph" style:parent-style-name="Preformatted_20_Text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8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margin-left="0.4925in" fo:text-indent="0in" style:auto-text-indent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03e382" fo:background-color="transparent"/>
    </style:style>
    <style:style style:name="P10" style:family="paragraph" style:parent-style-name="Preformatted_20_Text">
      <style:text-properties style:font-name="Carlito" fo:font-size="12pt" style:font-size-asian="12pt" style:font-size-complex="12pt"/>
    </style:style>
    <style:style style:name="P11" style:family="paragraph" style:parent-style-name="Preformatted_20_Text">
      <style:paragraph-properties fo:margin-top="0in" fo:margin-bottom="0.1965in" style:contextual-spacing="false"/>
      <style:text-properties style:font-name="Carlito" fo:font-size="12pt" style:font-size-asian="12pt" style:font-size-complex="12pt"/>
    </style:style>
    <style:style style:name="P12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3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4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5" style:family="paragraph" style:parent-style-name="Preformatted_20_Text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6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margin-left="0.4925in" fo:text-indent="0in" style:auto-text-indent="false" fo:background-color="#f8f8f8"/>
      <style:text-properties fo:color="#000000" loext:opacity="100%" style:font-name="Carlito" fo:language="zxx" fo:country="none" fo:font-style="normal" style:text-underline-style="none" fo:font-weight="normal" officeooo:paragraph-rsid="0003e382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language="zxx" fo:country="none" fo:font-style="normal" style:text-underline-style="none" fo:font-weight="normal" fo:background-color="transparent"/>
    </style:style>
    <style:style style:name="P20" style:family="paragraph" style:parent-style-name="Standard">
      <style:text-properties fo:color="#000000" loext:opacity="100%" fo:font-style="normal" style:text-underline-style="none" fo:font-weight="normal" fo:background-color="#f8f8f8"/>
    </style:style>
    <style:style style:name="P21" style:family="paragraph" style:parent-style-name="Standard">
      <style:text-properties fo:color="#000000" loext:opacity="100%" fo:font-style="normal" style:text-underline-style="none" fo:font-weight="normal"/>
    </style:style>
    <style:style style:name="P22" style:family="paragraph" style:parent-style-name="Standard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3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4" style:family="paragraph" style:parent-style-name="Standard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P25" style:family="paragraph" style:parent-style-name="Standard">
      <style:text-properties officeooo:rsid="0007da64" officeooo:paragraph-rsid="0007da64"/>
    </style:style>
    <style:style style:name="P26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officeooo:rsid="0007da64" officeooo:paragraph-rsid="0007da64" style:font-style-asian="italic" style:font-style-complex="italic"/>
    </style:style>
    <style:style style:name="P27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officeooo:paragraph-rsid="000b2ed9"/>
    </style:style>
    <style:style style:name="P29" style:family="paragraph" style:parent-style-name="Standard" style:list-style-name="L1"/>
    <style:style style:name="P30" style:family="paragraph" style:parent-style-name="Standard" style:list-style-name="L1">
      <style:text-properties officeooo:paragraph-rsid="0003e382"/>
    </style:style>
    <style:style style:name="P31" style:family="paragraph" style:parent-style-name="Standard" style:list-style-name="L1">
      <style:paragraph-properties fo:break-before="page"/>
    </style:style>
    <style:style style:name="P32" style:family="paragraph" style:parent-style-name="Standard" style:list-style-name="L1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language="zxx" fo:country="none" fo:font-style="normal" style:text-underline-style="none" fo:font-weight="normal" officeooo:paragraph-rsid="0003e382" fo:background-color="transparent"/>
    </style:style>
    <style:style style:name="P33" style:family="paragraph" style:parent-style-name="Standard"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style:font-name="Carlito" fo:font-size="12pt" fo:language="zxx" fo:country="none" fo:font-style="normal" style:text-underline-style="none" fo:font-weight="normal" officeooo:rsid="000d3b2b" officeooo:paragraph-rsid="000d3b2b" fo:background-color="transparent" style:font-size-asian="12pt" style:font-size-complex="12pt"/>
    </style:style>
    <style:style style:name="P34" style:family="paragraph" style:parent-style-name="Standard" style:list-style-name="L1">
      <style:text-properties fo:color="#000000" loext:opacity="100%" fo:font-style="normal" style:text-underline-style="none" fo:font-weight="normal" officeooo:paragraph-rsid="0003e382"/>
    </style:style>
    <style:style style:name="P35" style:family="paragraph" style:parent-style-name="Standard" style:list-style-name="L1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language="zxx" fo:country="none" fo:font-style="normal" style:text-underline-style="none" fo:font-weight="normal" officeooo:paragraph-rsid="0003e382"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rlito"/>
    </style:style>
    <style:style style:name="T3" style:family="text">
      <style:text-properties fo:color="#000000" loext:opacity="100%" style:font-name="Carlito" fo:language="zxx" fo:country="none" fo:font-style="normal" style:text-underline-style="none" fo:font-weight="normal" fo:background-color="#f8f8f8" loext:char-shading-value="0"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" style:family="text">
      <style:text-properties fo:color="#000000" loext:opacity="100%" style:font-name="Carlito" fo:language="zxx" fo:country="none" fo:font-style="normal" style:text-underline-style="none" fo:font-weight="normal" fo:background-color="#f8f8f8" loext:char-shading-value="0" ch2_options="{'Style': 'default', 'Language': 'cplint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" style:family="text">
      <style:text-properties fo:color="#000000" loext:opacity="100%" style:font-name="Carlito" fo:language="zxx" fo:country="none" fo:font-style="normal" style:text-underline-style="none" fo:font-weight="normal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" style:family="text">
      <style:text-properties fo:color="#000000" loext:opacity="100%" style:font-name="Carlito" fo:font-size="12pt" style:font-size-asian="12pt" style:font-size-complex="12pt"/>
    </style:style>
    <style:style style:name="T7" style:family="text">
      <style:text-properties fo:color="#000000" loext:opacity="100%" style:font-name="Carlito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Carlito" fo:font-size="12pt" fo:language="zxx" fo:country="none" fo:font-style="normal" style:text-underline-style="none" fo:font-weight="normal" officeooo:rsid="000b2ed9" fo:background-color="transparent" loext:char-shading-value="0" style:font-size-asian="12pt" style:font-size-complex="12pt"/>
    </style:style>
    <style:style style:name="T9" style:family="text">
      <style:text-properties fo:color="#bbbbbb" loext:opacity="100%"/>
    </style:style>
    <style:style style:name="T10" style:family="text">
      <style:text-properties fo:color="#bbbbbb" loext:opacity="100%" fo:font-style="normal" style:text-underline-style="none" fo:font-weight="normal"/>
    </style:style>
    <style:style style:name="T11" style:family="text">
      <style:text-properties fo:color="#008000" loext:opacity="100%" fo:font-weight="bold"/>
    </style:style>
    <style:style style:name="T12" style:family="text">
      <style:text-properties fo:color="#008000" loext:opacity="100%" style:font-name="Carlito" fo:language="zxx" fo:country="none" fo:font-style="normal" style:text-underline-style="none" fo:font-weight="bold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style:font-name="Carlito" fo:language="zxx" fo:country="none" fo:font-style="normal" style:text-underline-style="none" fo:font-weight="normal" fo:background-color="#f8f8f8" loext:char-shading-value="0" ch2_options="{'Style': 'default', 'Language': 'cplint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5" style:family="text">
      <style:text-properties fo:color="#666666" loext:opacity="100%" style:font-name="Carlito" fo:language="zxx" fo:country="none" fo:font-style="normal" style:text-underline-style="none" fo:font-weight="normal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" style:family="text">
      <style:text-properties fo:color="#9c6500" loext:opacity="100%"/>
    </style:style>
    <style:style style:name="T17" style:family="text">
      <style:text-properties fo:color="#9c6500" loext:opacity="100%" style:font-name="Carlito" fo:language="zxx" fo:country="none" fo:font-style="normal" style:text-underline-style="none" fo:font-weight="normal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8" style:family="text">
      <style:text-properties fo:color="#ba2121" loext:opacity="100%"/>
    </style:style>
    <style:style style:name="T19" style:family="text">
      <style:text-properties fo:color="#ba2121" loext:opacity="100%" style:font-name="Carlito" fo:language="zxx" fo:country="none" fo:font-style="normal" style:text-underline-style="none" fo:font-weight="normal" fo:background-color="#f8f8f8" loext:char-shading-value="0"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" style:family="text">
      <style:text-properties fo:color="#ba2121" loext:opacity="100%" style:font-name="Carlito" fo:language="zxx" fo:country="none" fo:font-style="normal" style:text-underline-style="none" fo:font-weight="normal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1" style:family="text">
      <style:text-properties fo:color="#19177c" loext:opacity="100%"/>
    </style:style>
    <style:style style:name="T22" style:family="text">
      <style:text-properties fo:color="#19177c" loext:opacity="100%" style:font-name="Carlito" fo:language="zxx" fo:country="none" fo:font-style="normal" style:text-underline-style="none" fo:font-weight="normal" fo:background-color="#f8f8f8" loext:char-shading-value="0" ch2_options="{'Style': 'default', 'Language': 'Smarty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3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Carb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" style:family="text">
      <style:text-properties style:use-window-font-color="true" loext:opacity="0%" style:font-name="Carlito" fo:language="zxx" fo:country="none" fo:font-style="normal" style:text-underline-style="none" fo:font-weight="normal" fo:background-color="transparent" loext:char-shading-value="0" ch2_options="{'Style': 'default', 'Language': 'cplint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5" style:family="text">
      <style:text-properties officeooo:rsid="00043380"/>
    </style:style>
    <style:style style:name="T26" style:family="text">
      <style:text-properties officeooo:rsid="0005b950"/>
    </style:style>
    <style:style style:name="T27" style:family="text">
      <style:text-properties fo:color="#0000ff" loext:opacity="100%"/>
    </style:style>
    <style:style style:name="T28" style:family="text">
      <style:text-properties fo:color="#0000ff" loext:opacity="100%" style:font-name="Carlito" fo:language="zxx" fo:country="none" fo:font-style="normal" style:text-underline-style="none" fo:font-weight="normal" fo:background-color="#f8f8f8" loext:char-shading-value="0" ch2_options="{'Style': 'default', 'Language': 'cplint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9" style:family="text">
      <style:text-properties style:font-name="Carlito"/>
    </style:style>
    <style:style style:name="T30" style:family="text">
      <style:text-properties style:font-name="Carlito" fo:font-size="12pt" style:font-size-asian="12pt" style:font-size-complex="12pt"/>
    </style:style>
    <style:style style:name="T31" style:family="text">
      <style:text-properties officeooo:rsid="0006373d"/>
    </style:style>
    <style:style style:name="T32" style:family="text">
      <style:text-properties fo:color="#687822" loext:opacity="100%"/>
    </style:style>
    <style:style style:name="T33" style:family="text">
      <style:text-properties fo:color="#767600" loext:opacity="100%"/>
    </style:style>
    <style:style style:name="T34" style:family="text">
      <style:text-properties officeooo:rsid="0009420a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05b950" style:font-size-asian="12pt" style:font-size-complex="12pt"/>
    </style:style>
    <style:style style:name="T37" style:family="text">
      <style:text-properties style:font-name="Liberation Serif" fo:font-size="12pt" officeooo:rsid="000b2ed9" style:font-size-asian="12pt" style:font-size-complex="12pt"/>
    </style:style>
    <style:style style:name="T38" style:family="text">
      <style:text-properties officeooo:rsid="000b2ed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Name: Shabbar Adamjee<text:line-break/>Roll No.: PB57</text:p>
      <text:p text:style-name="P25">PRN: 1032221508</text:p>
      <text:p text:style-name="P25"/>
      <text:p text:style-name="P26">BDT LAB ASSIGNMENT 1</text:p>
      <text:p text:style-name="P1"/>
      <text:list text:style-name="L1">
        <text:list-item>
          <text:p text:style-name="P30"><text:span text:style-name="T25">D</text:span>isplay all the hotels who have recieved more than 50 likes.</text:p>
          <text:p text:style-name="P30"/>
          <text:p text:style-name="P32">db.hotel.find(</text:p>
          <text:p text:style-name="P35"><text:span text:style-name="T1"><text:s text:c="2"/></text:span><text:span text:style-name="T16">{</text:span><text:span text:style-name="T18">'likes'</text:span><text:span text:style-name="T13">:</text:span><text:span text:style-name="T1"> </text:span><text:span text:style-name="T16">{</text:span><text:span text:style-name="T21">$gt</text:span><text:span text:style-name="T13">:</text:span><text:span text:style-name="T1"> </text:span><text:span text:style-name="T13">50</text:span><text:span text:style-name="T16">}}</text:span></text:p>
          <text:p text:style-name="P32">)</text:p>
          <text:p text:style-name="P34"/>
        </text:list-item>
        <text:list-item>
          <text:p text:style-name="P29"><text:span text:style-name="T25">D</text:span>isplay all the hotels from <text:span text:style-name="T25">P</text:span>une city and servers chinesse</text:p>
        </text:list-item>
      </text:list>
      <text:p text:style-name="Standard"/>
      <text:p text:style-name="P2"><text:span text:style-name="T9"><text:tab/></text:span><text:span text:style-name="T2">db.hotel.find(</text:span></text:p>
      <text:p text:style-name="P4"><text:span text:style-name="T9"><text:s/><text:tab/> </text:span><text:span text:style-name="T1">{$</text:span><text:span text:style-name="T11">and</text:span><text:span text:style-name="T1">:</text:span><text:span text:style-name="T9"> </text:span><text:span text:style-name="T1">[{'address.city':</text:span><text:span text:style-name="T9"> </text:span><text:span text:style-name="T1">'Pune'},</text:span><text:span text:style-name="T9"> </text:span><text:span text:style-name="T1">{'cuisines':</text:span><text:span text:style-name="T9"> </text:span><text:span text:style-name="T1">'Chinese'}]}</text:span></text:p>
      <text:p text:style-name="P4"><text:span text:style-name="T9"><text:tab/></text:span><text:span text:style-name="T1">)</text:span></text:p>
      <text:p text:style-name="Standard"/>
      <text:list text:continue-numbering="true" text:style-name="L1">
        <text:list-item>
          <text:p text:style-name="P29"><text:span text:style-name="T26">C</text:span>ities in which hotels are located</text:p>
        </text:list-item>
      </text:list>
      <text:p text:style-name="Standard"/>
      <text:p text:style-name="Standard"><text:tab/><text:span text:style-name="T3">db.hotel.distinct(</text:span><text:span text:style-name="T19">"address.city"</text:span><text:span text:style-name="T3">)</text:span><text:span text:style-name="T23"><text:line-break/></text:span></text:p>
      <text:list text:continue-numbering="true" text:style-name="L1">
        <text:list-item>
          <text:p text:style-name="P30"><text:span text:style-name="T26">D</text:span>isplay total number of hotels from pune mumbai or goa city</text:p>
        </text:list-item>
      </text:list>
      <text:p text:style-name="P1"/>
      <text:p text:style-name="P9"><text:span text:style-name="T1">db.hotel.countDocuments(</text:span><text:span text:style-name="T10"/></text:p>
      <text:p text:style-name="P9"><text:span text:style-name="T9"><text:s text:c="2"/></text:span><text:span text:style-name="T1">{'address.city':</text:span><text:span text:style-name="T9"> </text:span><text:span text:style-name="T1">{$</text:span><text:span text:style-name="T11">in</text:span><text:span text:style-name="T1">:</text:span><text:span text:style-name="T9"> </text:span><text:span text:style-name="T1">['Mumbai',</text:span><text:span text:style-name="T9"> </text:span><text:span text:style-name="T1">'Pune',</text:span><text:span text:style-name="T9"> </text:span><text:span text:style-name="T1">'Goa']}}</text:span></text:p>
      <text:p text:style-name="P18">)</text:p>
      <text:p text:style-name="P1"/>
      <text:list text:continue-numbering="true" text:style-name="L1">
        <text:list-item>
          <text:p text:style-name="P29"><text:span text:style-name="T26">T</text:span>op 5 hotels based on their likes</text:p>
        </text:list-item>
      </text:list>
      <text:p text:style-name="Standard"/>
      <text:p text:style-name="Standard"><text:tab/><text:span text:style-name="T24">db</text:span><text:span text:style-name="T4">.</text:span><text:span text:style-name="T24">hotel</text:span><text:span text:style-name="T4">.</text:span><text:span text:style-name="T28">find</text:span><text:span text:style-name="T4">().</text:span><text:span text:style-name="T28">sort</text:span><text:span text:style-name="T4">({</text:span><text:span text:style-name="T24">'likes'</text:span><text:span text:style-name="T14">:-1</text:span><text:span text:style-name="T4">}).</text:span><text:span text:style-name="T28">limit</text:span><text:span text:style-name="T4">(</text:span><text:span text:style-name="T14">5</text:span><text:span text:style-name="T4">)</text:span></text:p>
      <text:p text:style-name="Standard"/>
      <text:list text:continue-numbering="true" text:style-name="L1">
        <text:list-item>
          <text:p text:style-name="P29"><text:span text:style-name="T26">H</text:span>otel names which servers atleast 2 cuisines</text:p>
        </text:list-item>
      </text:list>
      <text:p text:style-name="Standard"/>
      <text:p text:style-name="Standard"><text:tab/><text:span text:style-name="T5">db.hotel.find(</text:span><text:span text:style-name="T17">{</text:span><text:span text:style-name="T20">'cuisines.1'</text:span><text:span text:style-name="T15">:</text:span><text:span text:style-name="T5"> </text:span><text:span text:style-name="T17">{</text:span><text:span text:style-name="T22">$exists</text:span><text:span text:style-name="T15">:</text:span><text:span text:style-name="T5"> </text:span><text:span text:style-name="T12">true</text:span><text:span text:style-name="T17">}}</text:span><text:span text:style-name="T5">, </text:span><text:span text:style-name="T17">{</text:span><text:span text:style-name="T20">'name'</text:span><text:span text:style-name="T15">:1</text:span><text:span text:style-name="T17">}</text:span><text:span text:style-name="T5">)</text:span></text:p>
      <text:p text:style-name="P20"/>
      <text:list text:continue-numbering="true" text:style-name="L1">
        <text:list-item>
          <text:p text:style-name="P29"><text:span text:style-name="T31">D</text:span>isplay all the hotels servers italian punjabi and chinesse foods</text:p>
        </text:list-item>
      </text:list>
      <text:p text:style-name="Standard"/>
      <text:p text:style-name="P22"><text:tab/><text:span text:style-name="T29">db.hotel.find(</text:span></text:p>
      <text:p text:style-name="P5"><text:span text:style-name="T1"><text:s/><text:tab/> </text:span><text:span text:style-name="T16">{</text:span><text:span text:style-name="T21">$and</text:span><text:span text:style-name="T13">:</text:span><text:span text:style-name="T1"> </text:span><text:span text:style-name="T13">[</text:span><text:span text:style-name="T16">{</text:span><text:span text:style-name="T18">'cuisines'</text:span><text:span text:style-name="T13">:</text:span><text:span text:style-name="T1"> </text:span><text:span text:style-name="T18">'Italian'</text:span><text:span text:style-name="T16">}</text:span><text:span text:style-name="T13">,</text:span><text:span text:style-name="T1"> </text:span><text:span text:style-name="T16">{</text:span><text:span text:style-name="T18">'cuisines'</text:span><text:span text:style-name="T13">:</text:span><text:span text:style-name="T1"> </text:span><text:span text:style-name="T18">'Punjabi'</text:span><text:span text:style-name="T16">}</text:span><text:span text:style-name="T13">,</text:span><text:span text:style-name="T1"> </text:span><text:span text:style-name="T16">{</text:span><text:span text:style-name="T18">'cuisines'</text:span><text:span text:style-name="T13">:</text:span><text:span text:style-name="T1"> </text:span><text:span text:style-name="T18">'Chinese'</text:span><text:span text:style-name="T16">}</text:span><text:span text:style-name="T13">]</text:span><text:span text:style-name="T16">}</text:span></text:p>
      <text:p text:style-name="P19"><text:tab/>)</text:p>
      <text:p text:style-name="P21"/>
      <text:list text:continue-numbering="true" text:style-name="L1">
        <text:list-item>
          <text:p text:style-name="P29"><text:span text:style-name="T26">D</text:span>isplay all the hotels which are not having both types of rooms ac and non ac</text:p>
        </text:list-item>
      </text:list>
      <text:p text:style-name="Standard"/>
      <text:p text:style-name="P2"><text:span text:style-name="T9"><text:tab/></text:span><text:span text:style-name="T2">db.hotel.find(</text:span></text:p>
      <text:p text:style-name="P4"><text:span text:style-name="T9"><text:s/><text:tab/> </text:span><text:span text:style-name="T1">{$nor:</text:span><text:span text:style-name="T9"> </text:span><text:span text:style-name="T1">[{'rooms.</text:span><text:span text:style-name="T11">type</text:span><text:span text:style-name="T1">':</text:span><text:span text:style-name="T9"> </text:span><text:span text:style-name="T1">'AC'},</text:span><text:span text:style-name="T9"> </text:span><text:span text:style-name="T1">{'rooms.</text:span><text:span text:style-name="T11">type</text:span><text:span text:style-name="T1">':</text:span><text:span text:style-name="T9"> </text:span><text:span text:style-name="T1">'Non</text:span><text:span text:style-name="T13">-</text:span><text:span text:style-name="T1">AC'}]}</text:span></text:p>
      <text:p text:style-name="P4"><text:span text:style-name="T9"><text:tab/></text:span><text:span text:style-name="T1">)</text:span></text:p>
      <text:list text:continue-numbering="true" text:style-name="L1">
        <text:list-item>
          <text:p text:style-name="P29"><text:soft-page-break/><text:span text:style-name="T26">I</text:span>ncrement the likes by 5 of all the hotels who<text:span text:style-name="T26">se</text:span> rating is greater than 4.</text:p>
        </text:list-item>
      </text:list>
      <text:p text:style-name="Standard"/>
      <text:p text:style-name="Standard"><text:tab/><text:span text:style-name="T30">db.hotel.update(</text:span></text:p>
      <text:p text:style-name="P10"><text:s text:c="2"/><text:tab/> {rating: {$gt: 4}},</text:p>
      <text:p text:style-name="P10"><text:s text:c="2"/><text:tab/> {$inc: {likes: 5}}</text:p>
      <text:p text:style-name="P11"><text:tab/>)</text:p>
      <text:list text:continue-numbering="true" text:style-name="L1">
        <text:list-item>
          <text:p text:style-name="P29"><text:span text:style-name="T26">A</text:span>dd one of the attribute for all the hotels named year established.</text:p>
        </text:list-item>
      </text:list>
      <text:p text:style-name="Standard"/>
      <text:p text:style-name="P23"><text:tab/><text:span text:style-name="T30">db.hotel.update(</text:span></text:p>
      <text:p text:style-name="P12"><text:tab/> <text:s/>{},<text:span text:style-name="T10"/></text:p>
      <text:p text:style-name="P12"><text:tab/> <text:s/>{$set: {"year_est": null}}<text:span text:style-name="T10"/></text:p>
      <text:p text:style-name="P14"><text:tab/>)</text:p>
      <text:p text:style-name="Standard"/>
      <text:list text:continue-numbering="true" text:style-name="L1">
        <text:list-item>
          <text:p text:style-name="P29"><text:span text:style-name="T26">A</text:span>dd few more cuisines for taj hotel like continental , punjabi and dhaba.</text:p>
        </text:list-item>
      </text:list>
      <text:p text:style-name="Standard"/>
      <text:p text:style-name="P22"><text:tab/><text:span text:style-name="T30">db.hotel.updateOne(</text:span></text:p>
      <text:p text:style-name="P7"><text:span text:style-name="T1"><text:tab/> <text:s/></text:span><text:span text:style-name="T16">{</text:span><text:span text:style-name="T27">name</text:span><text:span text:style-name="T13">:</text:span><text:span text:style-name="T1"> </text:span><text:span text:style-name="T18">"Jagdeep"</text:span><text:span text:style-name="T16">}</text:span><text:span text:style-name="T1">,</text:span></text:p>
      <text:p text:style-name="P7"><text:span text:style-name="T1"><text:tab/> <text:s/></text:span><text:span text:style-name="T16">{</text:span><text:span text:style-name="T21">$addToSet</text:span><text:span text:style-name="T13">:</text:span><text:span text:style-name="T1"> </text:span><text:span text:style-name="T16">{</text:span><text:span text:style-name="T32">cuisines</text:span><text:span text:style-name="T13">:</text:span><text:span text:style-name="T1"> </text:span><text:span text:style-name="T16">{</text:span><text:span text:style-name="T21">$each</text:span><text:span text:style-name="T13">:</text:span><text:span text:style-name="T1"> </text:span><text:span text:style-name="T13">[</text:span><text:span text:style-name="T18">'Dhaba'</text:span><text:span text:style-name="T13">,</text:span><text:span text:style-name="T1"> </text:span><text:span text:style-name="T18">'Continental'</text:span><text:span text:style-name="T13">,</text:span><text:span text:style-name="T1"> </text:span><text:span text:style-name="T18">'Punjabi'</text:span><text:span text:style-name="T13">]</text:span><text:span text:style-name="T16">}}}</text:span></text:p>
      <text:p text:style-name="P15"><text:tab/>)</text:p>
      <text:p text:style-name="Standard"/>
      <text:list text:continue-numbering="true" text:style-name="L1">
        <text:list-item>
          <text:p text:style-name="P29"><text:span text:style-name="T26">R</text:span>emove 1st cuisine from hotel taj.</text:p>
        </text:list-item>
      </text:list>
      <text:p text:style-name="Standard"/>
      <text:p text:style-name="P22"><text:tab/><text:span text:style-name="T30">db.hotel.updateOne(</text:span></text:p>
      <text:p text:style-name="P7"><text:span text:style-name="T1"><text:tab/> <text:s/></text:span><text:span text:style-name="T16">{</text:span><text:span text:style-name="T27">name</text:span><text:span text:style-name="T13">:</text:span><text:span text:style-name="T1"> </text:span><text:span text:style-name="T18">"Jagdeep"</text:span><text:span text:style-name="T16">}</text:span><text:span text:style-name="T1">,</text:span></text:p>
      <text:p text:style-name="P7"><text:span text:style-name="T1"><text:tab/> <text:s/></text:span><text:span text:style-name="T16">{</text:span><text:span text:style-name="T21">$pop</text:span><text:span text:style-name="T13">:</text:span><text:span text:style-name="T1"> </text:span><text:span text:style-name="T16">{</text:span><text:span text:style-name="T32">cuisines</text:span><text:span text:style-name="T13">:</text:span><text:span text:style-name="T1"> </text:span><text:span text:style-name="T13">-1</text:span><text:span text:style-name="T16">}}</text:span></text:p>
      <text:p text:style-name="P16"><text:tab/>)</text:p>
      <text:list text:continue-numbering="true" text:style-name="L1">
        <text:list-item>
          <text:p text:style-name="P31"><text:span text:style-name="T26">C</text:span>hange the attribute name price for all the hotels to price per night.</text:p>
        </text:list-item>
      </text:list>
      <text:p text:style-name="P33"><text:tab/>db.hotel.updateMany(<text:line-break/><text:tab/><text:tab/>{$set: {"rooms.$[].price": "rooms.$[].pricePerNight"}<text:line-break/><text:tab/>)</text:p>
      <text:p text:style-name="P21"/>
      <text:list text:continue-numbering="true" text:style-name="L1">
        <text:list-item>
          <text:p text:style-name="P29"><text:span text:style-name="T26">C</text:span>hange the attribute name type for all the hotels in city pune to room type</text:p>
        </text:list-item>
      </text:list>
      <text:p text:style-name="Standard"/>
      <text:p text:style-name="P2"><text:span text:style-name="T9"><text:tab/></text:span><text:span text:style-name="T6">db.hotel.updateMany(</text:span></text:p>
      <text:p text:style-name="P8"><text:span text:style-name="T9"><text:tab/> <text:s/></text:span><text:span text:style-name="T1">{},</text:span></text:p>
      <text:p text:style-name="P8"><text:span text:style-name="T9"><text:tab/> <text:s/></text:span><text:span text:style-name="T1">{$rename:</text:span><text:span text:style-name="T9"> </text:span><text:span text:style-name="T1">{</text:span><text:span text:style-name="T18">"type"</text:span><text:span text:style-name="T1">:</text:span><text:span text:style-name="T9"> </text:span><text:span text:style-name="T18">"room type"</text:span><text:span text:style-name="T1">}}</text:span></text:p>
      <text:p text:style-name="P28"><text:span text:style-name="T7"><text:tab/>)</text:span></text:p>
      <text:p text:style-name="P28"><text:span text:style-name="T8"><text:s text:c="7"/></text:span><text:span text:style-name="T37">15. </text:span><text:span text:style-name="T36">R</text:span><text:span text:style-name="T35">eplace the document of hotel taj with a new document.</text:span></text:p>
      <text:p text:style-name="Standard"/>
      <text:p text:style-name="P2"><text:span text:style-name="T9"><text:tab/></text:span><text:span text:style-name="T6">db.hotel.replaceOne(</text:span></text:p>
      <text:p text:style-name="P8"><text:span text:style-name="T9"><text:tab/> <text:s/></text:span><text:span text:style-name="T1">{id:</text:span><text:span text:style-name="T9"> </text:span><text:span text:style-name="T13">3</text:span><text:span text:style-name="T1">},</text:span></text:p>
      <text:p text:style-name="P8"><text:span text:style-name="T9"><text:tab/> <text:s/></text:span><text:span text:style-name="T1">{</text:span></text:p>
      <text:p text:style-name="P8"><text:span text:style-name="T9"><text:tab/></text:span><text:span text:style-name="T1">id:</text:span><text:span text:style-name="T9"> </text:span><text:span text:style-name="T13">3</text:span><text:span text:style-name="T1">,</text:span></text:p>
      <text:p text:style-name="P8"><text:span text:style-name="T9"><text:tab/></text:span><text:span text:style-name="T1">name:</text:span><text:span text:style-name="T9"> </text:span><text:span text:style-name="T18">"Bhagdeep"</text:span><text:span text:style-name="T1">,</text:span></text:p>
      <text:p text:style-name="P8"><text:span text:style-name="T9"><text:tab/></text:span><text:span text:style-name="T1">rating:</text:span><text:span text:style-name="T9"> </text:span><text:span text:style-name="T13">3</text:span><text:span text:style-name="T1">,</text:span></text:p>
      <text:p text:style-name="P8"><text:span text:style-name="T9"><text:tab/></text:span><text:span text:style-name="T1">address:</text:span><text:span text:style-name="T9"> </text:span><text:span text:style-name="T1">{</text:span></text:p>
      <text:p text:style-name="P8"><text:span text:style-name="T9"><text:tab/></text:span><text:span text:style-name="T1">area:</text:span><text:span text:style-name="T9"> </text:span><text:span text:style-name="T18">"Gaon"</text:span><text:span text:style-name="T1">,</text:span></text:p>
      <text:p text:style-name="P8"><text:span text:style-name="T9"><text:tab/></text:span><text:span text:style-name="T1">city:</text:span><text:span text:style-name="T9"> </text:span><text:span text:style-name="T18">"Punjab"</text:span><text:span text:style-name="T1">,</text:span></text:p>
      <text:p text:style-name="P8"><text:span text:style-name="T9"><text:tab/></text:span><text:span text:style-name="T1">pincode:</text:span><text:span text:style-name="T9"> </text:span><text:span text:style-name="T13">423009</text:span><text:span text:style-name="T1">,</text:span></text:p>
      <text:p text:style-name="P13"><text:tab/>},<text:span text:style-name="T10"/></text:p>
      <text:p text:style-name="P8"><text:span text:style-name="T9"><text:tab/></text:span><text:span text:style-name="T1">rooms:</text:span><text:span text:style-name="T9"> </text:span><text:span text:style-name="T1">[</text:span></text:p>
      <text:p text:style-name="P8"><text:span text:style-name="T9"><text:tab/> <text:s/></text:span><text:span text:style-name="T1">{</text:span></text:p>
      <text:p text:style-name="P8"><text:span text:style-name="T9"><text:tab/></text:span><text:span text:style-name="T1">room_no:</text:span><text:span text:style-name="T9"> </text:span><text:span text:style-name="T13">001</text:span><text:span text:style-name="T1">,</text:span></text:p>
      <text:p text:style-name="P8"><text:span text:style-name="T9"><text:tab/></text:span><text:span text:style-name="T11">type</text:span><text:span text:style-name="T1">:</text:span><text:span text:style-name="T9"> </text:span><text:span text:style-name="T18">"AC"</text:span><text:span text:style-name="T1">,</text:span></text:p>
      <text:p text:style-name="P8"><text:span text:style-name="T9"><text:tab/></text:span><text:span text:style-name="T1">price:</text:span><text:span text:style-name="T9"> </text:span><text:span text:style-name="T13">1000</text:span><text:span text:style-name="T1">,</text:span></text:p>
      <text:p text:style-name="P13"><text:tab/>},<text:span text:style-name="T10"/></text:p>
      <text:p text:style-name="P8"><text:span text:style-name="T9"><text:tab/> <text:s/></text:span><text:span text:style-name="T1">{</text:span></text:p>
      <text:p text:style-name="P8"><text:span text:style-name="T9"><text:tab/></text:span><text:span text:style-name="T1">room_no:</text:span><text:span text:style-name="T9"> </text:span><text:span text:style-name="T13">202</text:span><text:span text:style-name="T1">,</text:span></text:p>
      <text:p text:style-name="P8"><text:span text:style-name="T9"><text:tab/></text:span><text:span text:style-name="T11">type</text:span><text:span text:style-name="T1">:</text:span><text:span text:style-name="T9"> </text:span><text:span text:style-name="T18">"Non-AC"</text:span><text:span text:style-name="T1">,</text:span></text:p>
      <text:p text:style-name="P8"><text:span text:style-name="T9"><text:tab/></text:span><text:span text:style-name="T1">price:</text:span><text:span text:style-name="T9"> </text:span><text:span text:style-name="T13">700</text:span><text:span text:style-name="T1">,</text:span></text:p>
      <text:p text:style-name="P13"><text:tab/>}<text:span text:style-name="T10"/></text:p>
      <text:p text:style-name="P13"><text:tab/>],<text:span text:style-name="T10"/></text:p>
      <text:p text:style-name="P8"><text:span text:style-name="T9"><text:tab/></text:span><text:span text:style-name="T1">cuisines:</text:span><text:span text:style-name="T9"> </text:span><text:span text:style-name="T1">[</text:span><text:span text:style-name="T18">"Punjabi"</text:span><text:span text:style-name="T1">,</text:span><text:span text:style-name="T9"> </text:span><text:span text:style-name="T18">"Indian"</text:span><text:span text:style-name="T1">,</text:span><text:span text:style-name="T9"> </text:span><text:span text:style-name="T18">"BBQ"</text:span><text:span text:style-name="T1">],</text:span></text:p>
      <text:p text:style-name="P8"><text:span text:style-name="T1"><text:tab/>likes:</text:span><text:span text:style-name="T9"> </text:span><text:span text:style-name="T13">40000</text:span><text:span text:style-name="T1">,</text:span></text:p>
      <text:p text:style-name="P8"><text:span text:style-name="T9"><text:tab/></text:span><text:span text:style-name="T18">"room type"</text:span><text:span text:style-name="T1">:</text:span><text:span text:style-name="T9"> </text:span><text:span text:style-name="T18">"non-continental"</text:span></text:p>
      <text:p text:style-name="P13"><text:tab/>}<text:span text:style-name="T10"/></text:p>
      <text:p text:style-name="P16"><text:tab/>)</text:p>
      <text:list text:continue-numbering="true" text:style-name="L1">
        <text:list-header>
          <text:p text:style-name="P29"><text:span text:style-name="T38">16.</text:span><text:span text:style-name="T26">R</text:span>emove all the hotels details having rating less than 2.</text:p>
        </text:list-header>
      </text:list>
      <text:p text:style-name="Standard"/>
      <text:p text:style-name="P22"><text:soft-page-break/><text:tab/><text:span text:style-name="T30">db.hotel.deleteMany(</text:span></text:p>
      <text:p text:style-name="P7"><text:span text:style-name="T1"><text:tab/> <text:s/></text:span><text:span text:style-name="T16">{</text:span><text:span text:style-name="T27">rating</text:span><text:span text:style-name="T13">:</text:span><text:span text:style-name="T1"> </text:span><text:span text:style-name="T16">{</text:span><text:span text:style-name="T21">$lt</text:span><text:span text:style-name="T13">:</text:span><text:span text:style-name="T1"> </text:span><text:span text:style-name="T13">2</text:span><text:span text:style-name="T16">}}</text:span></text:p>
      <text:p text:style-name="P16"><text:tab/>)</text:p>
      <text:list text:continue-numbering="true" text:style-name="L1">
        <text:list-header>
          <text:p text:style-name="P29"><text:span text:style-name="T38">17. </text:span>Change the price of all three hotels rooms from 5000 to 8000 whoes type is <text:span text:style-name="T34">AC</text:span> of hotel taj.</text:p>
        </text:list-header>
      </text:list>
      <text:p text:style-name="Standard"/>
      <text:p text:style-name="P3"><text:span text:style-name="T9"><text:tab/></text:span><text:span text:style-name="T2">db.hotels.updateOne(</text:span></text:p>
      <text:p text:style-name="P6"><text:span text:style-name="T9"><text:tab/> <text:s/></text:span><text:span text:style-name="T1">{</text:span><text:span text:style-name="T9"> </text:span><text:span text:style-name="T33">name</text:span><text:span text:style-name="T1">:</text:span><text:span text:style-name="T9"> </text:span><text:span text:style-name="T21">"Taj Hotel"</text:span><text:span text:style-name="T1">,</text:span><text:span text:style-name="T9"> </text:span><text:span text:style-name="T21">"rooms.type"</text:span><text:span text:style-name="T1">:</text:span><text:span text:style-name="T9"> </text:span><text:span text:style-name="T21">"AC"</text:span><text:span text:style-name="T9"> </text:span><text:span text:style-name="T1">},</text:span><text:span text:style-name="T9"> <text:tab/></text:span></text:p>
      <text:p text:style-name="P6"><text:span text:style-name="T9"><text:tab/> <text:s/></text:span><text:span text:style-name="T1">{</text:span><text:span text:style-name="T9"> </text:span></text:p>
      <text:p text:style-name="P6"><text:span text:style-name="T9"><text:tab/> <text:s text:c="3"/></text:span><text:span text:style-name="T1">$</text:span><text:span text:style-name="T11">set</text:span><text:span text:style-name="T1">:</text:span><text:span text:style-name="T9"> </text:span><text:span text:style-name="T1">{</text:span><text:span text:style-name="T9"> </text:span><text:span text:style-name="T21">"rooms.$[room].price"</text:span><text:span text:style-name="T1">:</text:span><text:span text:style-name="T9"> </text:span><text:span text:style-name="T13">8000</text:span><text:span text:style-name="T9"> </text:span><text:span text:style-name="T1">}</text:span></text:p>
      <text:p text:style-name="P6"><text:span text:style-name="T9"><text:tab/> <text:s/></text:span><text:span text:style-name="T1">},</text:span></text:p>
      <text:p text:style-name="P6"><text:span text:style-name="T9"><text:tab/> <text:s/></text:span><text:span text:style-name="T1">{</text:span></text:p>
      <text:p text:style-name="P6"><text:span text:style-name="T9"><text:tab/> <text:s text:c="3"/></text:span><text:span text:style-name="T33">arrayFilters</text:span><text:span text:style-name="T1">:</text:span><text:span text:style-name="T9"> </text:span><text:span text:style-name="T13">[</text:span><text:span text:style-name="T1">{ "room.type": "AC" }</text:span><text:span text:style-name="T13">]</text:span></text:p>
      <text:p text:style-name="P6"><text:span text:style-name="T9"><text:tab/> <text:s/></text:span><text:span text:style-name="T1">}</text:span></text:p>
      <text:p text:style-name="P6"><text:span text:style-name="T9"><text:tab/></text:span><text:span text:style-name="T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46:07.061841898</meta:creation-date>
    <dc:date>2024-07-30T10:47:49.695574251</dc:date>
    <meta:editing-duration>PT1H5M20S</meta:editing-duration>
    <meta:editing-cycles>8</meta:editing-cycles>
    <meta:generator>LibreOffice/24.2.5.2$Linux_X86_64 LibreOffice_project/420$Build-2</meta:generator>
    <meta:document-statistic meta:table-count="0" meta:image-count="0" meta:object-count="0" meta:page-count="4" meta:paragraph-count="99" meta:word-count="380" meta:character-count="2645" meta:non-whitespace-character-count="2231"/>
  </office:meta>
</office:document-meta>
</file>